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scribeConfirm.checkSubscriptionStatus( Mail mai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ubscribeConfirm.onCommand( Mail mai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ubscribeConfirm.init( ICommandListservManager commandListservManager ,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